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04ac91"/>
    </style:style>
    <style:style style:name="P2" style:family="paragraph" style:parent-style-name="Heading_20_3">
      <style:paragraph-properties fo:text-align="center" style:justify-single-word="false"/>
    </style:style>
    <style:style style:name="P3" style:family="paragraph" style:parent-style-name="Standard">
      <style:text-properties style:font-name="Arial" fo:font-size="12pt" fo:language="en" fo:country="GB" style:font-size-asian="12pt" style:font-size-complex="12pt"/>
    </style:style>
    <style:style style:name="P4" style:family="paragraph" style:parent-style-name="Text_20_body">
      <style:text-properties style:font-name="Arial" fo:font-size="12pt" fo:language="en" fo:country="GB" style:font-size-asian="12pt" style:font-size-complex="12pt"/>
    </style:style>
    <style:style style:name="P5" style:family="paragraph" style:parent-style-name="Text_20_body">
      <style:text-properties officeooo:paragraph-rsid="0004ac91"/>
    </style:style>
    <style:style style:name="P6" style:family="paragraph" style:parent-style-name="Text_20_body">
      <style:text-properties officeooo:paragraph-rsid="000751fd"/>
    </style:style>
    <style:style style:name="P7" style:family="paragraph" style:parent-style-name="Text_20_body">
      <style:text-properties fo:language="en" fo:country="GB"/>
    </style:style>
    <style:style style:name="T1" style:family="text">
      <style:text-properties style:font-name="Arial" fo:font-size="12pt" style:font-size-asian="12pt" style:font-size-complex="12pt"/>
    </style:style>
    <style:style style:name="T2" style:family="text">
      <style:text-properties style:font-name="Arial" fo:font-size="12pt" officeooo:rsid="0004ac91" style:font-size-asian="12pt" style:font-size-complex="12pt"/>
    </style:style>
    <style:style style:name="T3" style:family="text">
      <style:text-properties style:font-name="Arial" fo:font-size="12pt" officeooo:rsid="00059bbb" style:font-size-asian="12pt" style:font-size-complex="12pt"/>
    </style:style>
    <style:style style:name="T4" style:family="text">
      <style:text-properties style:font-name="Arial" fo:font-size="12pt" officeooo:rsid="000751fd" style:font-size-asian="12pt" style:font-size-complex="12pt"/>
    </style:style>
    <style:style style:name="T5" style:family="text">
      <style:text-properties style:font-name="Arial" fo:font-size="12pt" officeooo:rsid="000844ca" style:font-size-asian="12pt" style:font-size-complex="12pt"/>
    </style:style>
    <style:style style:name="T6" style:family="text">
      <style:text-properties style:font-name="Arial" fo:font-size="12pt" officeooo:rsid="0009dba3" style:font-size-asian="12pt" style:font-size-complex="12pt"/>
    </style:style>
    <style:style style:name="T7" style:family="text">
      <style:text-properties style:font-name="Arial" fo:font-size="12pt" officeooo:rsid="000abd15" style:font-size-asian="12pt" style:font-size-complex="12pt"/>
    </style:style>
    <style:style style:name="T8" style:family="text">
      <style:text-properties style:font-name="Arial" fo:font-size="12pt" officeooo:rsid="000c5bb1" style:font-size-asian="12pt" style:font-size-complex="12pt"/>
    </style:style>
    <style:style style:name="T9" style:family="text">
      <style:text-properties style:font-name="Arial" fo:font-size="12pt" officeooo:rsid="000d3d0b" style:font-size-asian="12pt" style:font-size-complex="12pt"/>
    </style:style>
    <style:style style:name="T10" style:family="text">
      <style:text-properties style:font-name="Arial" fo:font-size="12pt" officeooo:rsid="000e1331" style:font-size-asian="12pt" style:font-size-complex="12pt"/>
    </style:style>
    <style:style style:name="T11" style:family="text">
      <style:text-properties style:font-name="Arial" fo:font-size="12pt" officeooo:rsid="0010118c" style:font-size-asian="12pt" style:font-size-complex="12pt"/>
    </style:style>
    <style:style style:name="T12" style:family="text">
      <style:text-properties style:font-name="Arial" fo:font-size="12pt" officeooo:rsid="0010cc9c" style:font-size-asian="12pt" style:font-size-complex="12pt"/>
    </style:style>
    <style:style style:name="T13" style:family="text">
      <style:text-properties style:font-name="Arial" fo:font-size="12pt" officeooo:rsid="001214c9" style:font-size-asian="12pt" style:font-size-complex="12pt"/>
    </style:style>
    <style:style style:name="T14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Arial" fo:font-size="12pt" fo:font-weight="normal" officeooo:rsid="0004ac91" style:font-size-asian="12pt" style:font-weight-asian="normal" style:font-size-complex="12pt" style:font-weight-complex="normal"/>
    </style:style>
    <style:style style:name="T16" style:family="text">
      <style:text-properties style:font-name="Arial" fo:font-size="12pt" fo:font-weight="normal" officeooo:rsid="000751fd" style:font-size-asian="12pt" style:font-weight-asian="normal" style:font-size-complex="12pt" style:font-weight-complex="normal"/>
    </style:style>
    <style:style style:name="T17" style:family="text">
      <style:text-properties style:font-name="Arial" fo:font-size="12pt" fo:font-weight="normal" officeooo:rsid="0009dba3" style:font-size-asian="12pt" style:font-weight-asian="normal" style:font-size-complex="12pt" style:font-weight-complex="normal"/>
    </style:style>
    <style:style style:name="T18" style:family="text">
      <style:text-properties style:font-name="Arial" fo:font-size="12pt" fo:font-weight="normal" officeooo:rsid="000abd15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0e1331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10118c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04ac91" style:font-name-asian="Noto Serif CJK SC" style:font-size-asian="12pt" style:font-weight-asian="normal" style:font-name-complex="Lohit Devanagari1" style:font-size-complex="12pt" style:font-weight-complex="normal"/>
    </style:style>
    <style:style style:name="T22" style:family="text">
      <style:text-properties style:font-name="Arial" fo:font-size="12pt" fo:font-weight="bold" officeooo:rsid="0004ac91" style:font-size-asian="12pt" style:font-weight-asian="bold" style:font-size-complex="12pt" style:font-weight-complex="bold"/>
    </style:style>
    <style:style style:name="T23" style:family="text">
      <style:text-properties style:font-name="Arial" fo:font-size="12pt" fo:font-weight="bold" officeooo:rsid="0004ac91" style:font-name-asian="Noto Serif CJK SC" style:font-size-asian="12pt" style:font-weight-asian="bold" style:font-name-complex="Lohit Devanagari1" style:font-size-complex="12pt" style:font-weight-complex="bold"/>
    </style:style>
    <style:style style:name="T24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25" style:family="text">
      <style:text-properties style:font-name="Arial" fo:font-size="12pt" fo:language="en" fo:country="GB" style:font-size-asian="12pt" style:font-size-complex="12pt"/>
    </style:style>
    <style:style style:name="T26" style:family="text">
      <style:text-properties style:font-name="Arial" fo:font-size="12pt" fo:language="en" fo:country="GB" officeooo:rsid="0004ac91" style:font-size-asian="12pt" style:font-size-complex="12pt"/>
    </style:style>
    <style:style style:name="T27" style:family="text">
      <style:text-properties style:font-name="Arial" fo:font-size="12pt" fo:language="en" fo:country="GB" officeooo:rsid="00059bbb" style:font-size-asian="12pt" style:font-size-complex="12pt"/>
    </style:style>
    <style:style style:name="T28" style:family="text">
      <style:text-properties style:font-name="Arial" fo:font-size="12pt" fo:language="en" fo:country="GB" officeooo:rsid="000751fd" style:font-size-asian="12pt" style:font-size-complex="12pt"/>
    </style:style>
    <style:style style:name="T29" style:family="text">
      <style:text-properties style:font-name="Arial" fo:font-size="12pt" fo:language="en" fo:country="GB" officeooo:rsid="000844ca" style:font-size-asian="12pt" style:font-size-complex="12pt"/>
    </style:style>
    <style:style style:name="T30" style:family="text">
      <style:text-properties style:font-name="Arial" fo:font-size="12pt" fo:language="en" fo:country="GB" officeooo:rsid="0009dba3" style:font-size-asian="12pt" style:font-size-complex="12pt"/>
    </style:style>
    <style:style style:name="T31" style:family="text">
      <style:text-properties style:font-name="Arial" fo:font-size="12pt" fo:language="en" fo:country="GB" officeooo:rsid="000abd15" style:font-size-asian="12pt" style:font-size-complex="12pt"/>
    </style:style>
    <style:style style:name="T32" style:family="text">
      <style:text-properties style:font-name="Arial" fo:font-size="12pt" fo:language="en" fo:country="GB" officeooo:rsid="000c5bb1" style:font-size-asian="12pt" style:font-size-complex="12pt"/>
    </style:style>
    <style:style style:name="T33" style:family="text">
      <style:text-properties style:font-name="Arial" fo:font-size="12pt" fo:language="en" fo:country="GB" officeooo:rsid="000d3d0b" style:font-size-asian="12pt" style:font-size-complex="12pt"/>
    </style:style>
    <style:style style:name="T34" style:family="text">
      <style:text-properties style:font-name="Arial" fo:font-size="12pt" fo:language="en" fo:country="GB" officeooo:rsid="0010118c" style:font-size-asian="12pt" style:font-size-complex="12pt"/>
    </style:style>
    <style:style style:name="T35" style:family="text">
      <style:text-properties style:font-name="Arial" fo:font-size="12pt" fo:language="en" fo:country="GB" officeooo:rsid="000e1331" style:font-size-asian="12pt" style:font-size-complex="12pt"/>
    </style:style>
    <style:style style:name="T36" style:family="text">
      <style:text-properties style:font-name="Arial" fo:font-size="12pt" fo:language="en" fo:country="GB" officeooo:rsid="0010cc9c" style:font-size-asian="12pt" style:font-size-complex="12pt"/>
    </style:style>
    <style:style style:name="T37" style:family="text">
      <style:text-properties style:font-name="Arial" fo:font-size="12pt" fo:language="en" fo:country="GB" fo:font-weight="normal" style:font-size-asian="12pt" style:font-weight-asian="normal" style:font-size-complex="12pt" style:font-weight-complex="normal"/>
    </style:style>
    <style:style style:name="T38" style:family="text">
      <style:text-properties style:font-name="Arial" fo:font-size="12pt" fo:language="en" fo:country="GB" fo:font-weight="normal" officeooo:rsid="0004ac91" style:font-size-asian="12pt" style:font-weight-asian="normal" style:font-size-complex="12pt" style:font-weight-complex="normal"/>
    </style:style>
    <style:style style:name="T39" style:family="text">
      <style:text-properties style:font-name="Arial" fo:font-size="12pt" fo:language="en" fo:country="GB" fo:font-weight="normal" officeooo:rsid="000751fd" style:font-size-asian="12pt" style:font-weight-asian="normal" style:font-size-complex="12pt" style:font-weight-complex="normal"/>
    </style:style>
    <style:style style:name="T40" style:family="text">
      <style:text-properties style:font-name="Arial" fo:font-size="12pt" fo:language="en" fo:country="GB" fo:font-weight="normal" officeooo:rsid="0009dba3" style:font-size-asian="12pt" style:font-weight-asian="normal" style:font-size-complex="12pt" style:font-weight-complex="normal"/>
    </style:style>
    <style:style style:name="T41" style:family="text">
      <style:text-properties style:font-name="Arial" fo:font-size="12pt" fo:language="en" fo:country="GB" fo:font-weight="normal" officeooo:rsid="000abd15" style:font-size-asian="12pt" style:font-weight-asian="normal" style:font-size-complex="12pt" style:font-weight-complex="normal"/>
    </style:style>
    <style:style style:name="T42" style:family="text">
      <style:text-properties style:font-name="Arial" fo:font-size="12pt" fo:language="en" fo:country="GB" fo:font-weight="normal" officeooo:rsid="000e1331" style:font-size-asian="12pt" style:font-weight-asian="normal" style:font-size-complex="12pt" style:font-weight-complex="normal"/>
    </style:style>
    <style:style style:name="T43" style:family="text">
      <style:text-properties style:font-name="Arial" fo:font-size="12pt" fo:language="en" fo:country="GB" fo:font-weight="normal" officeooo:rsid="0010118c" style:font-size-asian="12pt" style:font-weight-asian="normal" style:font-size-complex="12pt" style:font-weight-complex="normal"/>
    </style:style>
    <style:style style:name="T44" style:family="text">
      <style:text-properties style:font-name="Arial" fo:font-size="12pt" fo:language="en" fo:country="GB" fo:font-weight="normal" officeooo:rsid="0004ac91" style:font-name-asian="Noto Serif CJK SC" style:font-size-asian="12pt" style:font-weight-asian="normal" style:font-name-complex="Lohit Devanagari1" style:font-size-complex="12pt" style:font-weight-complex="normal"/>
    </style:style>
    <style:style style:name="T45" style:family="text">
      <style:text-properties style:font-name="Arial" fo:font-size="12pt" fo:language="en" fo:country="GB" fo:font-weight="bold" officeooo:rsid="0004ac91" style:font-size-asian="12pt" style:font-weight-asian="bold" style:font-size-complex="12pt" style:font-weight-complex="bold"/>
    </style:style>
    <style:style style:name="T46" style:family="text">
      <style:text-properties style:font-name="Arial" fo:font-size="12pt" fo:language="en" fo:country="GB" fo:font-weight="bold" officeooo:rsid="0004ac91" style:font-name-asian="Noto Serif CJK SC" style:font-size-asian="12pt" style:font-weight-asian="bold" style:font-name-complex="Lohit Devanagari1" style:font-size-complex="12pt" style:font-weight-complex="bold"/>
    </style:style>
    <style:style style:name="T47" style:family="text">
      <style:text-properties style:font-name="Arial" fo:font-size="12pt" fo:language="en" fo:country="GB" style:text-underline-style="solid" style:text-underline-width="auto" style:text-underline-color="font-color" style:font-size-asian="12pt" style:font-size-complex="12pt"/>
    </style:style>
    <style:style style:name="T48" style:family="text">
      <style:text-properties officeooo:rsid="0010cc9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Strong_20_Emphasis"><text:span text:style-name="T26">Student: </text:span></text:span><text:span text:style-name="Strong_20_Emphasis"><text:span text:style-name="T38">Kevin Zamora Amela</text:span></text:span></text:h>
      <text:p text:style-name="P5"><text:span text:style-name="Strong_20_Emphasis"><text:span text:style-name="T45">Subject: </text:span></text:span><text:span text:style-name="Strong_20_Emphasis"><text:span text:style-name="T38">Inglés 1</text:span></text:span></text:p>
      <text:p text:style-name="P5"><text:span text:style-name="Strong_20_Emphasis"><text:span text:style-name="T46">Term:</text:span></text:span><text:span text:style-name="Strong_20_Emphasis"><text:span text:style-name="T44"> 2nd Evaluation</text:span></text:span></text:p>
      <text:h text:style-name="P2" text:outline-level="3"><text:span text:style-name="Strong_20_Emphasis"><text:span text:style-name="T47">Daily Use and Features of WhatsApp</text:span></text:span></text:h>
      <text:p text:style-name="Text_20_body"><text:span text:style-name="T25"><text:line-break/>The purpose of this report is to describe and analys</text:span><text:span text:style-name="T27">ing</text:span><text:span text:style-name="T25"> the use of </text:span><text:span text:style-name="Strong_20_Emphasis"><text:span text:style-name="T37">WhatsApp</text:span></text:span><text:span text:style-name="T25">, one of the most widely used messaging apps in the world. It is a key part of </text:span><text:span text:style-name="T27">our</text:span><text:span text:style-name="T25"> daily communication routine, </text:span><text:span text:style-name="T28">including all</text:span><text:span text:style-name="T25"> personal, </text:span><text:span text:style-name="T27">professional </text:span><text:span text:style-name="T28">and academic</text:span><text:span text:style-name="T25"> purposes. The report focuses on the app’s features, its effectiveness and the skills I have developed by using it regularly.</text:span></text:p>
      <text:p text:style-name="P6"><text:span text:style-name="T28">It is widely known, </text:span><text:span text:style-name="T25">WhatsApp is a </text:span><text:span text:style-name="Strong_20_Emphasis"><text:span text:style-name="T37">free </text:span></text:span><text:span text:style-name="Strong_20_Emphasis"><text:span text:style-name="T39">and</text:span></text:span><text:span text:style-name="Strong_20_Emphasis"><text:span text:style-name="T37"> easy-to-use</text:span></text:span><text:span text:style-name="T25"> messaging app available on mobile and desktop devices. Its interface is </text:span><text:span text:style-name="Strong_20_Emphasis"><text:span text:style-name="T37">clean and intuitive</text:span></text:span><text:span text:style-name="T25">, which makes it simple to navigate even for new users. Since it only requires a phone number to create an account, the registration process is quick and convenient. </text:span></text:p>
      <text:p text:style-name="P6"><text:span text:style-name="T28">Moreover, i</text:span><text:span text:style-name="T25">n my </text:span><text:span text:style-name="T28">own</text:span><text:span text:style-name="T25"> experience </text:span><text:span text:style-name="T29">and opinion</text:span><text:span text:style-name="T25">, WhatsApp has significantly improved the way </text:span><text:span text:style-name="T28">we</text:span><text:span text:style-name="T25"> communicate with classmates, </text:span><text:span text:style-name="T28">workmates</text:span><text:span text:style-name="T25">, friends, and even teachers </text:span><text:span text:style-name="T29">or bosses</text:span><text:span text:style-name="T25">. For example, I often use it to </text:span><text:span text:style-name="Strong_20_Emphasis"><text:span text:style-name="T37">share homework, voice notes and </text:span></text:span><text:span text:style-name="Strong_20_Emphasis"><text:span text:style-name="T40">even photos, docs or </text:span></text:span><text:span text:style-name="Strong_20_Emphasis"><text:span text:style-name="T37">files</text:span></text:span><text:span text:style-name="T25">, as well as to organise study </text:span><text:span text:style-name="T30">or work</text:span><text:span text:style-name="T25"> groups.</text:span></text:p>
      <text:p text:style-name="Text_20_body"><text:span text:style-name="T31">On the other hand, there are their features. </text:span><text:span text:style-name="T25">One of WhatsApp’s most useful </text:span><text:span text:style-name="T31">and relevant of its </text:span><text:span text:style-name="T25">features is</text:span><text:span text:style-name="T37"> </text:span><text:span text:style-name="Strong_20_Emphasis"><text:span text:style-name="T37">instant messaging</text:span></text:span><text:span text:style-name="T25">, which allows users to send text messages, images, videos and </text:span><text:span text:style-name="T31">also</text:span><text:span text:style-name="T25"> documents </text:span><text:span text:style-name="T31">or resource links</text:span><text:span text:style-name="T25"> in real time. I</text:span><text:span text:style-name="T31">n addition, It </text:span><text:span text:style-name="T25">supports </text:span><text:span text:style-name="Strong_20_Emphasis"><text:span text:style-name="T37">voice and video calls </text:span></text:span><text:span text:style-name="Strong_20_Emphasis"><text:span text:style-name="T41">too</text:span></text:span><text:span text:style-name="T25">, which became especially important during remote learning </text:span><text:span text:style-name="T31">or working</text:span><text:span text:style-name="T25"> periods.</text:span></text:p>
      <text:p text:style-name="Text_20_body"><text:span text:style-name="T25">Group chats are another powerful feature </text:span><text:span text:style-name="T32">and</text:span><text:span text:style-name="T25"> I belong to several class, </text:span><text:span text:style-name="T32">work</text:span><text:span text:style-name="T25"> and project groups, where we exchange ideas and resources </text:span><text:span text:style-name="T32">that alow us to continue working together</text:span><text:span text:style-name="T25">. The app also includes a</text:span><text:span text:style-name="T37"> </text:span><text:span text:style-name="Strong_20_Emphasis"><text:span text:style-name="T37">status</text:span></text:span><text:span text:style-name="T25"> feature, allowing users to share short updates </text:span><text:span text:style-name="T33">about themselves</text:span><text:span text:style-name="T25"> and recently, </text:span><text:span text:style-name="Strong_20_Emphasis"><text:span text:style-name="T37">channels</text:span></text:span><text:span text:style-name="T25"> have been introduced to follow news or topics of </text:span><text:span text:style-name="T33">our </text:span><text:span text:style-name="T25">interest.</text:span></text:p>
      <text:p text:style-name="Text_20_body"><text:span text:style-name="T25">Using WhatsApp daily has helped me become more confident in </text:span><text:span text:style-name="Strong_20_Emphasis"><text:span text:style-name="T37">written </text:span></text:span><text:span text:style-name="Strong_20_Emphasis"><text:span text:style-name="T42">languages </text:span></text:span><text:span text:style-name="Strong_20_Emphasis"><text:span text:style-name="T43">concerning all I speak</text:span></text:span><text:span text:style-name="Strong_20_Emphasis"><text:span text:style-name="T42"> </text:span></text:span><text:span text:style-name="Strong_20_Emphasis"><text:span text:style-name="T37">English, </text:span></text:span><text:span text:style-name="Strong_20_Emphasis"><text:span text:style-name="T42">Spanish and Valencian/Catalan </text:span></text:span><text:span text:style-name="Strong_20_Emphasis"><text:span text:style-name="T43">and</text:span></text:span><text:span text:style-name="T25"> especially </text:span><text:span text:style-name="T34">when I am using</text:span><text:span text:style-name="T25"> informal and semi-formal communication. I’ve learned to express my ideas more clearly, to use correct grammar in real-time conversations, </text:span><text:span text:style-name="T35">or to try it</text:span><text:span text:style-name="T25">, and to be more aware of tone and style when chatting with different people.</text:span></text:p>
      <text:p text:style-name="P4"><text:span text:style-name="T48">Additionally</text:span>, WhatsApp has taught me how to manage digital communication more effectively, such as using polite expressions, giving instructions and asking for clarification in <text:span text:style-name="T48">my three spoken languages</text:span>.</text:p>
      <text:p text:style-name="Text_20_body"><text:span text:style-name="T36">In another way, w</text:span><text:span text:style-name="T25">hile WhatsApp is an excellent tool, it could be improved by adding built-in features for </text:span><text:span text:style-name="Strong_20_Emphasis"><text:span text:style-name="T37">language correction or translation</text:span></text:span><text:span text:style-name="T25">, which would be helpful for language learners, </text:span><text:span text:style-name="T36">for instance</text:span><text:span text:style-name="T25">. </text:span><text:span text:style-name="T36">Or even</text:span><text:span text:style-name="T25"> more </text:span><text:span text:style-name="Strong_20_Emphasis"><text:span text:style-name="T37">privacy options</text:span></text:span><text:span text:style-name="T25"> in group chats could enhance the user experience further.</text:span></text:p>
      <text:p text:style-name="P7"><text:soft-page-break/><text:span text:style-name="T1">In conclusion, WhatsApp is </text:span><text:span text:style-name="T13">nowadais </text:span><text:span text:style-name="T1">an essential communication tool in </text:span><text:span text:style-name="T13">our</text:span><text:span text:style-name="T1"> daily life. It combines practicality, speed and a wide range of features that make it suitable for </text:span><text:span text:style-name="T13">all</text:span><text:span text:style-name="T1"> use</text:span><text:span text:style-name="T13">s</text:span><text:span text:style-name="T1">. Through frequent use, I have improved my written communication skills </text:span><text:span text:style-name="T13">in an informal or semi-formal context, I have incrementing my writing speed</text:span><text:span text:style-name="T1"> and </text:span><text:span text:style-name="T13">I have</text:span><text:span text:style-name="T1"> developed better digital habits, </text:span><text:span text:style-name="T13">learning how disconnect from digital world as a simple example</text:span><text:span text:style-name="T1">. I would highly recommend it for students </text:span><text:span text:style-name="T13">or professionals</text:span><text:span text:style-name="T1"> who want to </text:span><text:span text:style-name="T13">keep in touch with the society</text:span><text:span text:style-name="T1"> and </text:span><text:span text:style-name="T13">also </text:span><text:span text:style-name="T1">practice their languag</text:span><text:span text:style-name="T13">e</text:span><text:span text:style-name="T1"> </text:span><text:span text:style-name="T13">and technological </text:span><text:span text:style-name="T1">skills in a real context.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8:07:44.244574400</meta:creation-date>
    <meta:generator>LibreOffice/7.3.7.2$Linux_X86_64 LibreOffice_project/30$Build-2</meta:generator>
    <dc:date>2025-05-07T18:53:51.882422514</dc:date>
    <meta:editing-duration>PT46M1S</meta:editing-duration>
    <meta:editing-cycles>15</meta:editing-cycles>
    <meta:document-statistic meta:table-count="0" meta:image-count="0" meta:object-count="0" meta:page-count="2" meta:paragraph-count="13" meta:word-count="530" meta:character-count="3300" meta:non-whitespace-character-count="2781"/>
  </office:meta>
</office:document-meta>
</file>